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robotoregular" svg:font-family="robotoregular, Helvetica, Arial, sans-serif"/>
  </office:font-face-decls>
  <office:automatic-styles>
    <style:style style:name="P1" style:family="paragraph" style:parent-style-name="Standard">
      <style:paragraph-properties fo:line-height="200%"/>
      <style:text-properties style:font-name="Times New Roman" officeooo:rsid="0006ec37" officeooo:paragraph-rsid="0006ec37"/>
    </style:style>
    <style:style style:name="P2" style:family="paragraph" style:parent-style-name="Standard">
      <style:paragraph-properties fo:line-height="200%" fo:text-align="center" style:justify-single-word="false"/>
      <style:text-properties style:font-name="Times New Roman" officeooo:rsid="0006ec37" officeooo:paragraph-rsid="0006ec37"/>
    </style:style>
    <style:style style:name="P3" style:family="paragraph" style:parent-style-name="Standard">
      <style:paragraph-properties fo:line-height="200%" fo:text-align="start" style:justify-single-word="false"/>
      <style:text-properties style:font-name="Times New Roman" officeooo:rsid="0006ec37" officeooo:paragraph-rsid="0006ec37"/>
    </style:style>
    <style:style style:name="P4" style:family="paragraph" style:parent-style-name="Standard">
      <style:paragraph-properties fo:line-height="200%" fo:text-align="start" style:justify-single-word="false"/>
      <style:text-properties style:font-name="Times New Roman" officeooo:rsid="0006ec37" officeooo:paragraph-rsid="00105505"/>
    </style:style>
    <style:style style:name="P5" style:family="paragraph" style:parent-style-name="Standard">
      <style:paragraph-properties fo:line-height="200%" fo:text-align="start" style:justify-single-word="false"/>
      <style:text-properties style:font-name="Times New Roman" officeooo:rsid="00110f7e" officeooo:paragraph-rsid="00110f7e"/>
    </style:style>
    <style:style style:name="P6" style:family="paragraph" style:parent-style-name="Standard">
      <style:paragraph-properties fo:line-height="200%" fo:text-align="start" style:justify-single-word="false"/>
      <style:text-properties style:font-name="Times New Roman" officeooo:rsid="001205d5" officeooo:paragraph-rsid="001349fb"/>
    </style:style>
    <style:style style:name="P7" style:family="paragraph" style:parent-style-name="Standard">
      <style:paragraph-properties fo:line-height="200%" fo:text-align="start" style:justify-single-word="false"/>
      <style:text-properties fo:color="#000000" loext:opacity="100%" style:font-name="Times New Roman" fo:font-size="12pt" officeooo:rsid="0006ec37" officeooo:paragraph-rsid="0006ec37" style:font-size-asian="12pt" style:font-size-complex="12pt"/>
    </style:style>
    <style:style style:name="P8" style:family="paragraph" style:parent-style-name="Standard">
      <style:paragraph-properties fo:line-height="200%" fo:text-align="center" style:justify-single-word="false"/>
      <style:text-properties fo:color="#000000" loext:opacity="100%" style:font-name="Times New Roman" fo:font-size="12pt" officeooo:rsid="00105505" officeooo:paragraph-rsid="00105505" style:font-size-asian="12pt" style:font-size-complex="12pt"/>
    </style:style>
    <style:style style:name="T1" style:family="text">
      <style:text-properties officeooo:rsid="00072037"/>
    </style:style>
    <style:style style:name="T2" style:family="text">
      <style:text-properties officeooo:rsid="0008f2e9"/>
    </style:style>
    <style:style style:name="T3" style:family="text">
      <style:text-properties officeooo:rsid="0009f3dd"/>
    </style:style>
    <style:style style:name="T4" style:family="text">
      <style:text-properties officeooo:rsid="000b87a1"/>
    </style:style>
    <style:style style:name="T5"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6" style:family="text">
      <style:text-properties fo:font-variant="normal" fo:text-transform="none" fo:color="#000000" loext:opacity="100%" style:font-name="Times New Roman" fo:font-size="12pt" fo:letter-spacing="normal" fo:font-style="normal" fo:font-weight="normal" officeooo:rsid="0025acfa" style:font-size-asian="12pt" style:font-size-complex="12pt"/>
    </style:style>
    <style:style style:name="T7" style:family="text">
      <style:text-properties fo:font-variant="normal" fo:text-transform="none" fo:color="#000000" loext:opacity="100%" style:font-name="Times New Roman" fo:font-size="12pt" fo:letter-spacing="normal" fo:font-style="normal" fo:font-weight="normal" officeooo:rsid="000cf0d2" style:font-size-asian="12pt" style:font-size-complex="12pt"/>
    </style:style>
    <style:style style:name="T8" style:family="text">
      <style:text-properties fo:font-variant="normal" fo:text-transform="none" fo:color="#000000" loext:opacity="100%" style:font-name="Times New Roman" fo:font-size="12pt" fo:letter-spacing="normal" fo:font-style="normal" fo:font-weight="normal" officeooo:rsid="000d7ee8" style:font-size-asian="12pt" style:font-size-complex="12pt"/>
    </style:style>
    <style:style style:name="T9" style:family="text">
      <style:text-properties fo:font-variant="normal" fo:text-transform="none" fo:color="#000000" loext:opacity="100%" style:font-name="Times New Roman" fo:font-size="12pt" fo:letter-spacing="normal" fo:font-style="normal" fo:font-weight="normal" officeooo:rsid="000f33ee" style:font-size-asian="12pt" style:font-size-complex="12pt"/>
    </style:style>
    <style:style style:name="T10" style:family="text">
      <style:text-properties fo:font-variant="normal" fo:text-transform="none" fo:color="#000000" loext:opacity="100%" style:font-name="Times New Roman" fo:font-size="12pt" fo:letter-spacing="normal" fo:font-style="normal" fo:font-weight="normal" officeooo:rsid="00105505" style:font-size-asian="12pt" style:font-size-complex="12pt"/>
    </style:style>
    <style:style style:name="T11" style:family="text">
      <style:text-properties fo:font-variant="normal" fo:text-transform="none" fo:color="#000000" loext:opacity="100%" style:font-name="Times New Roman" fo:font-size="12pt" fo:letter-spacing="normal" fo:font-style="normal" fo:font-weight="normal" officeooo:rsid="00110f7e" style:font-size-asian="12pt" style:font-size-complex="12pt"/>
    </style:style>
    <style:style style:name="T12" style:family="text">
      <style:text-properties fo:font-variant="normal" fo:text-transform="none" fo:color="#000000" loext:opacity="100%" fo:font-size="12pt" fo:letter-spacing="normal" fo:font-style="normal" fo:font-weight="normal" style:font-size-asian="12pt" style:font-size-complex="12pt"/>
    </style:style>
    <style:style style:name="T13" style:family="text">
      <style:text-properties fo:font-variant="normal" fo:text-transform="none" fo:color="#000000" loext:opacity="100%" fo:font-size="12pt" fo:letter-spacing="normal" fo:font-style="normal" fo:font-weight="normal" officeooo:rsid="00105505" style:font-size-asian="12pt" style:font-size-complex="12pt"/>
    </style:style>
    <style:style style:name="T14" style:family="text">
      <style:text-properties fo:font-variant="normal" fo:text-transform="none" fo:letter-spacing="normal" fo:font-style="normal" fo:font-weight="normal"/>
    </style:style>
    <style:style style:name="T15" style:family="text">
      <style:text-properties fo:letter-spacing="normal"/>
    </style:style>
    <style:style style:name="T16" style:family="text">
      <style:text-properties fo:letter-spacing="normal" fo:font-style="italic" fo:font-weight="normal"/>
    </style:style>
    <style:style style:name="T17" style:family="text">
      <style:text-properties officeooo:rsid="001205d5"/>
    </style:style>
    <style:style style:name="T18" style:family="text">
      <style:text-properties officeooo:rsid="001349fb"/>
    </style:style>
    <style:style style:name="T19" style:family="text">
      <style:text-properties officeooo:rsid="00153d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am Nunes</text:p>
      <text:p text:style-name="P1">SNHU</text:p>
      <text:p text:style-name="P1">12/18/22</text:p>
      <text:p text:style-name="P2">Project 2- Summary and Reflections Report</text:p>
      <text:p text:style-name="P3"><text:tab/>Project 1 involved me making 3 different object classes (contact, task, and appointment) and 3 manager classes that allowed for manipulation of each of those classes. As well as doing all of the tested for those classes to ensure that they met the standards put forth in the criteria. Theses tests included making sure that the functionally was there and ensuring that only appropriate input could be set to fields in the various objects. </text:p>
      <text:p text:style-name="P3"><text:tab/><text:span text:style-name="T1">The unit testing I did was all based on the software requirements. When I was developing the tests I looked at the software requirements and made a check list of every criteria in them. I then made sure that every item on the checklist has a test to ensure that it meet all requirements. For each of the objects I looked at each of the fields for that object and I looked at each requirements for that field and added it to my checklist for that object. For every field that included not being null and for must of them it requires a maximum length. Other fields had different requirements as well though, such as in the appointments field the date could not be before the current date. In the various service classes I looked at the functionality required and I made checklists based on that. This mostly included adding and removing objects and making sure I made tests to ensure that that happened properly. But the requirements also required the IDs for the various objects to be unique which I had to test for in the services classes where the objects were held.</text:span></text:p>
      <text:p text:style-name="P3"><text:tab/><text:span text:style-name="T1">I would say that I had very good coverage overall. I tried to condense some aspects because in some cases by testing one method I could simultaneously test other methods. Such as by testing the constructor, I could also test all of my setter methods as I called them in the constructor, so if the constructor worked properly all of them must also be working properly. </text:span><text:span text:style-name="T2">The only methods that I did not explicitly test were the getter methods, but that was because if they didn’t work then my tests also </text:span><text:soft-page-break/><text:span text:style-name="T2">would not work as the tests relied on them working properly. This included my method to search thee data storage in each of the services classes, as with those not working, not of my services test would have worked either. Given that I would say I had at least very close to 100% coverage.</text:span></text:p>
      <text:p text:style-name="P3"><text:tab/><text:span text:style-name="T2">I used my JUnit tests to ensure that my code was technically sound by </text:span><text:span text:style-name="T3">making sure that if a had any method I had in my code that was not a getter. I made sure to test every set method in both the objects and the services method to ensure that they were saving the data correctly and that all of the methods I used behaved like I expected them to. Such as with my delete methods, I had previously tested the set methods so I knew they worked then I would add an object with a unique ID to the collection of the respective object, I then called the delete method on that ID and then searched for that ID, if the object was not deleted then the search would have returned the object but I was testing to ensure it returned null as expected. I also tired to trigger every error that I added in due to the technical requirements such as testing each of the objects fields for null entry and making sure it threw the expected error. </text:span></text:p>
      <text:p text:style-name="P3"><text:tab/><text:span text:style-name="T3">To ensure the efficiency of my code I tried to use each piece as a building block for the whole rather then as self contained units. For example for the objects, in the constructor I only test the input for the ID given not any of the other fields of the objects, because I call the set methods for each field where I am already testing the input, this avoids me having to test the input multiple times and avoids me having to write tests to ensure the functionality of each setter individually. Another example of this is in the services classes, rather then re-wright the code to search the different vectors </text:span><text:span text:style-name="T4">for each method that needed to. I made one search vector class for each service that searched the vector based on ID and returned that given object in the vector that I could use to ensure that each ID was unique and that objects were present in the vector before doing any modifications to or deleting them. It also assisted greatly with testing ans I didn’t have to re-wright the search code for every test, I could simply call that one method. </text:span></text:p>
      <text:p text:style-name="P4"><text:soft-page-break/><text:tab/><text:span text:style-name="T6">The testing method that I primarily used is unit testing. </text:span><text:span text:style-name="T7">Which is a form of </text:span><text:span text:style-name="T10">w</text:span><text:span text:style-name="T6">hite-box testing which means that it is based on knowing what the dose you are testing does and how it does it </text:span><text:span text:style-name="T10">(</text:span><text:span text:style-name="T12">Hambling, </text:span><text:span text:style-name="T13">114</text:span><text:span text:style-name="T10">)</text:span><text:span text:style-name="T6">.</text:span><text:span text:style-name="T7"> </text:span><text:span text:style-name="T6">This is very useful for ensuring that the code does what you think it is supposed to do </text:span><text:span text:style-name="T7">and</text:span><text:span text:style-name="T6"> what you need it to do. I also used fault injection in my unit tests, I gave input that I know should make the code not work, to make sure it breaks in the right way and gives the proper errors. </text:span><text:span text:style-name="T7">This helps to ensure that the program cant do the things it is not supposed to do. </text:span></text:p>
      <text:p text:style-name="P4"><text:span text:style-name="T7"><text:tab/></text:span><text:span text:style-name="T8">I did not do any </text:span><text:span text:style-name="T11">b</text:span><text:span text:style-name="T8">lack-box testing in the project which is testing that is done without having to have an understanding about </text:span><text:span text:style-name="T9">how </text:span><text:span text:style-name="T8">the code </text:span><text:span text:style-name="T9">works, it purely focuses on input and output </text:span><text:span text:style-name="T10">(</text:span><text:span text:style-name="T12">Hambling, </text:span><text:span text:style-name="T13">101</text:span><text:span text:style-name="T10">)</text:span><text:span text:style-name="T9">. Since in this projects there is not really any output other then checking to see if the code works, </text:span><text:span text:style-name="T11">b</text:span><text:span text:style-name="T9">lack-box testing is not really necessary, and only </text:span><text:span text:style-name="T11">w</text:span><text:span text:style-name="T9">hite-box testing is required. Black-box testing however, is very useful in large scale projects for testing deliverables and ensuring that the input given produces the output that the client desired. It is also really useful because you can set it up independently of the code as it is only testing input and output, so you don’t need any sort of prior knowledge about how to format the tests. </text:span></text:p>
      <text:p text:style-name="P5"><text:span text:style-name="T9"><text:tab/></text:span><text:span text:style-name="T5">Both types of tests are hugely important to a large product and will help to ensure that the finished product will meet both yours, and your clients standards. The white-box testing techniques will help to ensure that the code is held to a high standard and does what it needs to do in the way that it needs to do it. And the black-box helps to ensure that the clients requirements are met and by having them in place can help to drive development in the right direction in order to meet those tests.</text:span></text:p>
      <text:p text:style-name="P3">(mindset)</text:p>
      <text:p text:style-name="P3"><text:tab/><text:span text:style-name="T17">For this project I had to develop a mindset of how can things go wrong. Which I would say is definitely a kind of caution, I was constantly thinking while I was coding “where can this break? and what needs to be tested to make sure it is working?”. And I think that is a great way to program, by constantly thinking about how it is going to be tested, you can make sure you program in such a way as to make the testing better and easier, while giving it the most thought you can. For example on the first </text:span><text:soft-page-break/><text:span text:style-name="T17">assignment I ended up redoing large parts of the code, because I coded first then thought about testing after, and my code was written in a way that it was very difficult to test properly. It is also to be thinking about how methods interact with each other and use each other because you can use those relationships to test more efficiently. An example of this is that in my constructors for my object classes, I called the objects attribute setter methods rather then setting them directly, this meant in testing if the constructor worked properly all of the setter methods were working properly. </text:span></text:p>
      <text:p text:style-name="P6"><text:tab/>I attempted to limit bias in my review of the code by trying to not care if it failed. Any time you make something you want it to work, and this introduces bias words it. So I tried to be conscious of that and be open to redoing things, such as what I mentioned about about redoing large parts of the first project, I could have probably struggled through the testing and finagled it <text:span text:style-name="T18">into</text:span> working, but it would have been an inferior product as opposed to just restarting. <text:span text:style-name="T18">Acknowledging these bias’ as a developer is very important, because if you are testing your own code you might sub consciously be lenient or try to finagle things into working, because you don’t like the idea that something you made didn’t work right. It is also important to remember in that situation, that if the test does find an issue in your code, yes it means that something in the code didn’t work like you wanted it to, but it also means you did a good job in the test that you made. <text:s/></text:span></text:p>
      <text:p text:style-name="P6"><text:tab/><text:span text:style-name="T19">It is of upmost importance to stay disciplined in your commitment to quality. By making sure your code is of high quality you ensure that will work properly and that you do not open it up to errors that could be avoided. It is important to take pride in what you do and if you are not committed to quality you will not have that pride in your work causing your work to be inherently inferior to someone who does stay disciplined. If you cut corners in your code you can open yourself and your teammates up to far more work in the future trying to fix the errors, and since code and projects build upon each other it can have a snowball effect absolutely devastating a project and causing a mess to track down where the issue stemmed from.</text:span></text:p>
      <text:p text:style-name="P3"/>
      <text:p text:style-name="P8"><text:soft-page-break/><text:span text:style-name="T14">References </text:span></text:p>
      <text:p text:style-name="P7"><text:span text:style-name="T14">Hambling, Brian, et al. </text:span><text:span text:style-name="T16">Software Testing : An ISTQB-BCS Certified Tester Foundation guide - 4th <text:tab/>edition</text:span><text:span text:style-name="T14">, edited by Brian Hambling, BCS Learning &amp; Development Limited, 2019.</text:span><text:span text:style-name="T15"> </text:span><text:span text:style-name="T16">ProQuest <text:tab/>Ebook Central</text:span><text:span text:style-name="T14">, </text:span><text:a xlink:type="simple" xlink:href="https://ebookcentral-proquest-com.ezproxy.snhu.edu/lib/snhu-ebooks/" text:style-name="Internet_20_link" text:visited-style-name="Visited_20_Internet_20_Link"><text:span text:style-name="T14">https://ebookcentral-proquest-com.ezproxy.snhu.edu/lib/snhu-ebooks/</text:span></text:a><text:span text:style-name="T14"><text:tab/>detail.action?docID=5837074.</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robotoregular" svg:font-family="robotoregular,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8T13:22:21.252000000</meta:creation-date>
    <dc:date>2022-12-18T15:49:59.880000000</dc:date>
    <meta:editing-duration>PT1H35M22S</meta:editing-duration>
    <meta:editing-cycles>10</meta:editing-cycles>
    <meta:generator>LibreOffice/7.3.7.2$Windows_X86_64 LibreOffice_project/e114eadc50a9ff8d8c8a0567d6da8f454beeb84f</meta:generator>
    <meta:document-statistic meta:table-count="0" meta:image-count="0" meta:object-count="0" meta:page-count="5" meta:paragraph-count="18" meta:word-count="1699" meta:character-count="9303" meta:non-whitespace-character-count="7599"/>
  </office:meta>
</office:document-meta>
</file>